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text-properties officeooo:paragraph-rsid="00036763"/>
    </style:style>
    <style:style style:name="P2" style:family="paragraph" style:parent-style-name="Heading_20_1">
      <style:paragraph-properties fo:margin-left="0in" fo:margin-right="0in" fo:text-indent="0in" style:auto-text-indent="false" fo:padding-left="0in" fo:padding-right="0in" fo:padding-top="0in" fo:padding-bottom="0.0193in" fo:border-left="none" fo:border-right="none" fo:border-top="none" fo:border-bottom="0.06pt solid #000000"/>
    </style:style>
    <style:style style:name="P3" style:family="paragraph" style:parent-style-name="Heading_20_3">
      <style:paragraph-properties fo:margin-left="0in" fo:margin-right="0in" fo:margin-top="0.25in" fo:margin-bottom="0.1665in" style:contextual-spacing="false" fo:text-indent="0in" style:auto-text-indent="false"/>
    </style:style>
    <style:style style:name="P4" style:family="paragraph" style:parent-style-name="Heading_20_3">
      <style:paragraph-properties fo:margin-left="0in" fo:margin-right="0in" fo:margin-top="0.25in" fo:margin-bottom="0.1665in" style:contextual-spacing="false" fo:text-indent="0in" style:auto-text-indent="false"/>
      <style:text-properties officeooo:paragraph-rsid="00010668"/>
    </style:style>
    <style:style style:name="P5" style:family="paragraph" style:parent-style-name="Heading_20_3">
      <style:paragraph-properties fo:margin-left="0in" fo:margin-right="0in" fo:margin-top="0.25in" fo:margin-bottom="0.1665in" style:contextual-spacing="false" fo:text-indent="0in" style:auto-text-indent="false" fo:break-before="page"/>
      <style:text-properties officeooo:paragraph-rsid="00010668"/>
    </style:style>
    <style:style style:name="P6" style:family="paragraph" style:parent-style-name="Text_20_body">
      <style:paragraph-properties fo:margin-left="0in" fo:margin-right="0in" fo:margin-top="0in" fo:margin-bottom="0.1665in" style:contextual-spacing="false" fo:text-indent="0in" style:auto-text-indent="false"/>
    </style:style>
    <style:style style:name="P7" style:family="paragraph" style:parent-style-name="Text_20_body" style:list-style-name="L1">
      <style:paragraph-properties fo:margin-left="0in" fo:margin-right="0in" fo:margin-top="0in" fo:margin-bottom="0.0972in" style:contextual-spacing="false" fo:text-indent="0in" style:auto-text-indent="false"/>
    </style:style>
    <style:style style:name="P8" style:family="paragraph" style:parent-style-name="Text_20_body" style:list-style-name="L2">
      <style:paragraph-properties fo:margin-left="0in" fo:margin-right="0in" fo:margin-top="0in" fo:margin-bottom="0.0972in" style:contextual-spacing="false" fo:text-indent="0in" style:auto-text-indent="false"/>
    </style:style>
    <style:style style:name="P9" style:family="paragraph" style:parent-style-name="Text_20_body">
      <style:paragraph-properties fo:margin-left="0in" fo:margin-right="0in" fo:margin-top="0in" fo:margin-bottom="0.1665in" style:contextual-spacing="false" fo:text-indent="0in" style:auto-text-indent="false"/>
      <style:text-properties officeooo:paragraph-rsid="00010668"/>
    </style:style>
    <style:style style:name="P10" style:family="paragraph" style:parent-style-name="Text_20_body">
      <style:paragraph-properties fo:margin-left="0in" fo:margin-right="0in" fo:margin-top="0in" fo:margin-bottom="0.1665in" style:contextual-spacing="false" fo:text-indent="0in" style:auto-text-indent="false"/>
      <style:text-properties officeooo:rsid="00010668" officeooo:paragraph-rsid="00010668"/>
    </style:style>
    <style:style style:name="T1" style:family="text">
      <style:text-properties officeooo:rsid="00010668"/>
    </style:style>
    <style:style style:name="T2" style:family="text">
      <style:text-properties fo:font-style="italic" officeooo:rsid="00010668" style:font-style-asian="italic" style:font-style-complex="italic"/>
    </style:style>
    <style:style style:name="T3" style:family="text">
      <style:text-properties officeooo:rsid="00017cd6"/>
    </style:style>
    <style:style style:name="T4" style:family="text">
      <style:text-properties officeooo:rsid="00045118"/>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reinvent-coaching-process"/>Reinvent Coaching Process – <text:span text:style-name="T1">Part 1 </text:span><text:span text:style-name="T3">What Do You Want?</text:span></text:h>
      <text:p text:style-name="P6">To guide you through the reinvent process using the Hero's Journey and Super Self ideas, we can break down your journey of reinvention into several stages inspired by the Hero's Journey framework:</text:p>
      <text:h text:style-name="P3" text:outline-level="3"><text:bookmark text:name="the-call-to-adventure"/>The Call to Adventure</text:h>
      <text:p text:style-name="P6">Identify the areas of your life that you feel the need to reinvent or improve. This could include your professional goals, desires, personal growth, social relationships, health, and financial stability.</text:p>
      <text:p text:style-name="P6"><text:span text:style-name="Emphasis">List several ways, what calls you to reinvent yourself?</text:span></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text:p>
      <text:h text:style-name="P3" text:outline-level="3"><text:bookmark text:name="the-refusal-of-the-call"/>The Refusal of the Call</text:h>
      <text:p text:style-name="P6">Acknowledge any self-doubt or concerns you may have about embarking on this reinvention journey. For example, your concern about failing or struggling.</text:p>
      <text:p text:style-name="P6"><text:span text:style-name="Emphasis">List several doubts, fears, concerns, about embarking on this reinvention journey?</text:span></text:p>
      <text:p text:style-name="P9"><text:span text:style-name="Emphasis"/></text:p>
      <text:p text:style-name="P9"><text:span text:style-name="Emphasis"/></text:p>
      <text:p text:style-name="P9"><text:span text:style-name="Emphasis"/></text:p>
      <text:p text:style-name="P9"><text:span text:style-name="Emphasis"/></text:p>
      <text:p text:style-name="P9"><text:span text:style-name="Emphasis"/></text:p>
      <text:h text:style-name="P4" text:outline-level="3"><text:soft-page-break/>Meeting the Mentor</text:h>
      <text:p text:style-name="P6">Seek out mentors or resources that can guide you through this reinvention process. This could include meeting with a health coach, or a business expert who could guide you through your business goals.</text:p>
      <text:p text:style-name="P6"><text:span text:style-name="Emphasis">List several possible mentors, resources, coaches, teachers</text:span> that you could seek out for guidance?</text:p>
      <text:p text:style-name="P9"><text:span text:style-name="Emphasis"/></text:p>
      <text:p text:style-name="P9"><text:span text:style-name="Emphasis"/></text:p>
      <text:p text:style-name="P9"><text:span text:style-name="Emphasis"/></text:p>
      <text:p text:style-name="P9"><text:span text:style-name="Emphasis"/></text:p>
      <text:p text:style-name="P9"><text:span text:style-name="Emphasis"/></text:p>
      <text:h text:style-name="P4" text:outline-level="3"><text:bookmark text:name="crossing-the-threshold"/>Crossing the Threshold</text:h>
      <text:p text:style-name="P6">Embrace your traits and values as you step into the unknown territory of reinventing yourself.</text:p>
      <text:p text:style-name="P6">This could involve, as examples:</text:p>
      <text:list text:style-name="L1">
        <text:list-item>
          <text:p text:style-name="P7">flexible approaches to solving problems</text:p>
        </text:list-item>
        <text:list-item>
          <text:p text:style-name="P7">willingness to correct from mistakes</text:p>
        </text:list-item>
        <text:list-item>
          <text:p text:style-name="P7">spontaneity</text:p>
        </text:list-item>
        <text:list-item>
          <text:p text:style-name="P7">risk-tolerance</text:p>
        </text:list-item>
      </text:list>
      <text:p text:style-name="P6"><text:span text:style-name="Emphasis">List several Traits and Values</text:span> that you possess.</text:p>
      <text:p text:style-name="P9"><text:span text:style-name="Emphasis"/></text:p>
      <text:p text:style-name="P9"><text:span text:style-name="Emphasis"/></text:p>
      <text:p text:style-name="P9"><text:span text:style-name="Emphasis"/></text:p>
      <text:p text:style-name="P9"><text:span text:style-name="Emphasis"/></text:p>
      <text:p text:style-name="P9"><text:span text:style-name="Emphasis"/></text:p>
      <text:h text:style-name="P4" text:outline-level="3"/>
      <text:h text:style-name="P5" text:outline-level="3"><text:bookmark text:name="the-road-of-trials"/>The Road of Trials</text:h>
      <text:p text:style-name="P6">Engage in activities that challenge you to grow and evolve, in line with your goals and aspirations.</text:p>
      <text:p text:style-name="P6"><text:span text:style-name="Emphasis">List several activities</text:span> you could engage in, to challenge you to grow and evolve.</text:p>
      <text:p text:style-name="P9"><text:span text:style-name="Emphasis"/></text:p>
      <text:p text:style-name="P9"><text:span text:style-name="Emphasis"/></text:p>
      <text:p text:style-name="P9"><text:span text:style-name="Emphasis"/></text:p>
      <text:p text:style-name="P9"><text:span text:style-name="Emphasis"/></text:p>
      <text:p text:style-name="P9"><text:span text:style-name="Emphasis"/></text:p>
      <text:h text:style-name="P4" text:outline-level="3"><text:bookmark text:name="the-ultimate-boon"/>The Ultimate Boon</text:h>
      <text:p text:style-name="P6">As you progress on your reinvention journey, envision the ultimate goal you seek to achieve, the live you want to have.</text:p>
      <text:p text:style-name="P6"><text:span text:style-name="Emphasis">List several ultimate goals</text:span> you seek to achieve, the life you want to have.</text:p>
      <text:p text:style-name="P9"><text:span text:style-name="Emphasis"/></text:p>
      <text:p text:style-name="P9"><text:span text:style-name="Emphasis"/></text:p>
      <text:p text:style-name="P9"><text:span text:style-name="Emphasis"/></text:p>
      <text:p text:style-name="P9"><text:span text:style-name="Emphasis"/></text:p>
      <text:p text:style-name="P9"><text:span text:style-name="Emphasis"/></text:p>
      <text:h text:style-name="P4" text:outline-level="3"/>
      <text:h text:style-name="P5" text:outline-level="3"><text:bookmark text:name="the-return-with-the-elixir"/>The Return with the Elixir</text:h>
      <text:p text:style-name="P6">Once you have achieved your reinvention goals, <text:span text:style-name="T2">look back from where you are now</text:span><text:span text:style-name="T1">, and </text:span>reflect on the positive impact <text:span text:style-name="T1">this new Reinvention</text:span> has had on your life and the lives of others.</text:p>
      <text:p text:style-name="P6">As examples, this could include</text:p>
      <text:list text:style-name="L2">
        <text:list-item>
          <text:p text:style-name="P8">enjoying collaborative relationships</text:p>
        </text:list-item>
        <text:list-item>
          <text:p text:style-name="P8">feeling less alone</text:p>
        </text:list-item>
        <text:list-item>
          <text:p text:style-name="P8">achieving financial and personal fulfillment</text:p>
        </text:list-item>
      </text:list>
      <text:p text:style-name="P9"><text:span text:style-name="Emphasis"/></text:p>
      <text:p text:style-name="P9"><text:span text:style-name="Emphasis"/></text:p>
      <text:p text:style-name="P9"><text:span text:style-name="Emphasis"/></text:p>
      <text:p text:style-name="P9"><text:span text:style-name="Emphasis"/></text:p>
      <text:p text:style-name="P9"><text:span text:style-name="Emphasis"/></text:p>
      <text:p text:style-name="P9">By integrating the Super Self ideas of self-improvement, personal growth, and alignment with your core values, you can navigate through the Hero's Journey of reinvention and emerge as a stronger, more fulfilled version of yourself.</text:p>
      <text:p text:style-name="P6">Remember to stay true to your values, embrace change with an open mind, and trust in your ability to overcome challenges and achieve your goals.</text:p>
      <text:p text:style-name="P10">We will be exploring all of this in more detail.</text:p>
      <text:p text:style-name="P6">Good luck on your reinvention journe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36763"/>
    </style:style>
    <style:style style:name="MT1" style:family="text">
      <style:text-properties officeooo:rsid="00045118"/>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title>Eben Pagan Reinvent Part 1 What Do You Want?</text:title><text:tab/><text:tab/><text:span text:style-name="MT1">Page </text:span><text:bookmark-start text:name="PageNumWizard_FOOTER_Default Page Style1"/><text:span text:style-name="MT1"><text:page-number text:select-page="current">4</text:page-number></text:span><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orge Lerner</meta:initial-creator>
    <meta:creation-date>2025-05-14T17:51:45.640754491</meta:creation-date>
    <dc:date>2025-05-14T19:05:40.382367965</dc:date>
    <dc:creator>George Lerner</dc:creator>
    <meta:editing-duration>PT2M54S</meta:editing-duration>
    <meta:editing-cycles>2</meta:editing-cycles>
    <meta:generator>LibreOffice/24.2.0.3$Linux_X86_64 LibreOffice_project/da48488a73ddd66ea24cf16bbc4f7b9c08e9bea1</meta:generator>
    <dc:title>Eben Pagan Reinvent Part 1 What Do You Want?</dc:title>
    <meta:print-date>2025-05-14T19:05:54.045741956</meta:print-date>
    <meta:printed-by>PDF files: George Lerner</meta:printed-by>
    <meta:document-statistic meta:table-count="0" meta:image-count="0" meta:object-count="0" meta:page-count="4" meta:paragraph-count="36" meta:word-count="436" meta:character-count="2661" meta:non-whitespace-character-count="2266"/>
  </office:meta>
</office:document-meta>
</file>